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520000000CC8534537F79C778B2.png" manifest:media-type="image/png"/>
  <manifest:file-entry manifest:full-path="Pictures/100010580000879200001508D21A14F0A9096EB5.svg" manifest:media-type="image/svg+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rightBlue-subtitle">
      <style:graphic-properties draw:fill-color="#ffffff" fo:min-height="9.134cm"/>
    </style:style>
    <style:style style:name="pr2" style:family="presentation" style:parent-style-name="BrightBlue-notes">
      <style:graphic-properties draw:fill-color="#ffffff" draw:auto-grow-height="true" fo:min-height="13.364cm"/>
    </style:style>
    <style:style style:name="pr3" style:family="presentation" style:parent-style-name="BrightBlue-outline1">
      <style:graphic-properties fo:min-height="8.884cm"/>
    </style:style>
    <style:style style:name="pr4" style:family="presentation" style:parent-style-name="BrightBlue-notes">
      <style:graphic-properties draw:fill-color="#ffffff" fo:min-height="14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text-style-name="P1" draw:layer="layout" svg:width="25.2cm" svg:height="9.134cm" svg:x="1.4cm" svg:y="3.8cm" presentation:class="subtitle" presentation:user-transformed="true">
          <draw:text-box>
            <text:p>General Development Plan for Iteration 1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3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Week of 9/17</text:p>
                <text:list>
                  <text:list-item>
                    <text:p>Develop a basic GUI with no functionality that runs in a browser; ignore the map for now (Chandler and Tanner)</text:p>
                  </text:list-item>
                  <text:list-item>
                    <text:p>Develop a database with the API containing various functions that are useful to application-level software (Jesse)</text:p>
                  </text:list-item>
                  <text:list-item>
                    <text:p>Ensure that the GUI works on iOS and Android (Jason?)</text:p>
                  </text:list-item>
                  <text:list-item>
                    <text:p>Contact Bagherzadeh to meet week of 9/24 (Roman)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3" draw:layer="layout" svg:width="25.2cm" svg:height="9.134cm" svg:x="1.4cm" svg:y="3.8cm" presentation:class="outline">
          <draw:text-box>
            <text:list text:style-name="L2">
              <text:list-item>
                <text:p>Week of 9/24</text:p>
                <text:list>
                  <text:list-item>
                    <text:p>Write a basic map with no layout that simply plots points; ensure the map has a simple interface (Roman)</text:p>
                  </text:list-item>
                  <text:list-item>
                    <text:p>Get a table of node position values from the DW1000 (Tanner and Jason)</text:p>
                  </text:list-item>
                  <text:list-item>
                    <text:p>Integrate the current GUI with the database (Chandler and Jesse)</text:p>
                  </text:list-item>
                  <text:list-item>
                    <text:p>UROP Proposal and Project Registration (Roman)</text:p>
                  </text:list-item>
                  <text:list-item>
                    <text:p>Meet with Bagherzadeh and enroll in senior design lab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3" draw:layer="layout" svg:width="25.2cm" svg:height="9.134cm" svg:x="1.4cm" svg:y="3.8cm" presentation:class="outline">
          <draw:text-box>
            <text:list text:style-name="L2">
              <text:list-item>
                <text:p>Week of 10/1</text:p>
                <text:list>
                  <text:list-item>
                    <text:p>Integrate the stream of node position values from the DW1000 with the map; map interface must remain fixed so others can develop using it without merge conflicts (Roman and Tanner)</text:p>
                  </text:list-item>
                  <text:list-item>
                    <text:p>Work on detecting user with the DW1000 (Jason and Chandler)</text:p>
                  </text:list-item>
                  <text:list-item>
                    <text:p>Integrate the map with the GUI (Jesse)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3" draw:layer="layout" svg:width="25.2cm" svg:height="9.134cm" svg:x="1.4cm" svg:y="3.8cm" presentation:class="outline">
          <draw:text-box>
            <text:list text:style-name="L2">
              <text:list-item>
                <text:p>Week of 10/8</text:p>
                <text:list>
                  <text:list-item>
                    <text:p>Run tests with the full GUI on various platforms</text:p>
                  </text:list-item>
                  <text:list-item>
                    <text:p>Code refactoring and documentation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35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>
          <text:p/>
        </draw:image>
        <draw:image xlink:href="Pictures/1000020100000520000000CC8534537F79C778B2.png" xlink:type="simple" xlink:show="embed" xlink:actuate="onLoad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16T13:03:59.897312904</meta:creation-date>
    <meta:editing-duration>P0D</meta:editing-duration>
    <meta:editing-cycles>1</meta:editing-cycles>
    <meta:generator>LibreOffice/5.4.5.1$Linux_X86_64 LibreOffice_project/40m0$Build-1</meta:generator>
    <dc:title>Bright Blue</dc:title>
    <meta:document-statistic meta:object-count="37"/>
  </office:meta>
</office:document-meta>
</file>